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6.6944in" fo:margin-left="0in" table:align="left"/>
    </style:style>
    <style:style style:name="Tabelle1.A" style:family="table-column">
      <style:table-column-properties style:column-width="1.3021in"/>
    </style:style>
    <style:style style:name="Tabelle1.B" style:family="table-column">
      <style:table-column-properties style:column-width="1.375in"/>
    </style:style>
    <style:style style:name="Tabelle1.C" style:family="table-column">
      <style:table-column-properties style:column-width="0.8472in"/>
    </style:style>
    <style:style style:name="Tabelle1.D" style:family="table-column">
      <style:table-column-properties style:column-width="1.5889in"/>
    </style:style>
    <style:style style:name="Tabelle1.E" style:family="table-column">
      <style:table-column-properties style:column-width="1.5813in"/>
    </style:style>
    <style:style style:name="Tabelle1.A1" style:family="table-cell">
      <style:table-cell-properties fo:padding="0.0382in" fo:border-left="0.0007in solid #000000" fo:border-right="none" fo:border-top="0.0007in solid #000000" fo:border-bottom="0.0007in solid #000000"/>
    </style:style>
    <style:style style:name="Tabelle1.E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22pt" style:font-size-asian="22pt" style:font-size-complex="22pt"/>
    </style:style>
    <style:style style:name="P2" style:family="paragraph" style:parent-style-name="Title">
      <style:text-properties fo:font-size="22pt" style:font-size-asian="22pt" style:font-size-complex="22pt"/>
    </style:style>
    <style:style style:name="P3" style:family="paragraph" style:parent-style-name="Heading_20_1">
      <style:paragraph-properties fo:break-before="page"/>
    </style:style>
    <style:style style:name="P4"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ichtfunktionale / Sicherheitsanforderungen</text:p>
      <text:h text:style-name="Heading_20_1" text:outline-level="1">Anforderungen</text:h>
      <text:h text:style-name="Heading_20_2" text:outline-level="2">Alle Fehler sollen geloggt werden.</text:h>
      <text:p text:style-name="Text_20_body">Details: </text:p>
      <text:list xml:id="list1038539042047290255" text:style-name="L1">
        <text:list-item>
          <text:p text:style-name="P4">Die Fehler werden in der Logdatei errors.dat im gleichen Verzeichnis wie die anderen Logdateien abgelegt. <text:s/></text:p>
        </text:list-item>
        <text:list-item>
          <text:p text:style-name="P4">Die Datei wird wöchentlich archiviert und neu angelegt. Die Archivierung erfolgt in einem Unterverzeichnis.</text:p>
        </text:list-item>
      </text:list>
      <text:p text:style-name="Text_20_body">Betroffene User Stories: Alle</text:p>
      <text:h text:style-name="Heading_20_2" text:outline-level="2">Alle Sensorwerte werden auf Plausibilität überprüft</text:h>
      <text:p text:style-name="Text_20_body">Details: Für alle Sensorwerte müssen Plausibilitätsintervalle festgelegt und überprüft.</text:p>
      <text:p text:style-name="Text_20_body">Betroffene User Stories: TemperaturAbfragen, TemperaturSteuern, Fensteraktion, Fensterzustand</text:p>
      <text:h text:style-name="Heading_20_2" text:outline-level="2">Verifizierung des Schließvorganges von Zugängen</text:h>
      <text:p text:style-name="Text_20_body">Details: Wird eine Tür bzw. ein Tor geschlossen, so muss sichergestellt werden, dass nicht nur der Riegel geschlossen ist, sondern auch die Tür selbst, sodass kein Zugang mehr möglich ist. Andernfalls muss eine Benachrichtigung (z.B. an den Hausmeister) erfolgen.</text:p>
      <text:p text:style-name="Text_20_body">Betroffene User Stories: ZugangLock</text:p>
      <text:h text:style-name="Heading_20_2" text:outline-level="2">Anfragen an das Leitsystem überprüfen</text:h>
      <text:p text:style-name="Text_20_body">Details: Die Anfrage muss durch den Nutzer bzw. das Gerät authorisiert bzw. authentifiziert werden, sodass kein neuer Nutzer ohne Berechtigung Befehle ausführen bzw. Daten abfragen kann.</text:p>
      <text:p text:style-name="Text_20_body">User Story: AnfragenPruefen</text:p>
      <text:h text:style-name="Heading_20_2" text:outline-level="2">Schutz der Logdateien vor fremden Zugriffen</text:h>
      <text:p text:style-name="Text_20_body">Details: Die Logdateien dürfen nicht einfach zugänglich sein und sollten verschlüsselt bzw. mindestens nicht im Klartext gespeichert werden</text:p>
      <text:p text:style-name="Text_20_body">User Story: LogSpeichern</text:p>
      <text:p text:style-name="Text_20_body"/>
      <text:p text:style-name="Text_20_body"/>
      <text:h text:style-name="P3" text:outline-level="1">Risiken und Sicherheitsanforderungen</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Table_20_Contents">Fehlerursache</text:p>
          </table:table-cell>
          <table:table-cell table:style-name="Tabelle1.A1" office:value-type="string">
            <text:p text:style-name="Table_20_Contents">Risiko</text:p>
          </table:table-cell>
          <table:table-cell table:style-name="Tabelle1.A1" office:value-type="string">
            <text:p text:style-name="Table_20_Contents">Wahrschein-lichkeit</text:p>
          </table:table-cell>
          <table:table-cell table:style-name="Tabelle1.A1" office:value-type="string">
            <text:p text:style-name="Table_20_Contents">Auswirkungen</text:p>
          </table:table-cell>
          <table:table-cell table:style-name="Tabelle1.E1" office:value-type="string">
            <text:p text:style-name="Table_20_Contents">Gegenmaßnahmen</text:p>
          </table:table-cell>
        </table:table-row>
        <table:table-row>
          <table:table-cell table:style-name="Tabelle1.A2" office:value-type="string">
            <text:p text:style-name="Table_20_Contents">Temperatursensor gibt falsche Werte</text:p>
          </table:table-cell>
          <table:table-cell table:style-name="Tabelle1.A2" office:value-type="string">
            <text:p text:style-name="Table_20_Contents">Raum wird überhitzt.</text:p>
          </table:table-cell>
          <table:table-cell table:style-name="Tabelle1.A2" office:value-type="string">
            <text:p text:style-name="Table_20_Contents">Hoch</text:p>
          </table:table-cell>
          <table:table-cell table:style-name="Tabelle1.A2" office:value-type="string">
            <text:p text:style-name="Table_20_Contents">Büroräume: Komfort / geringe Kosten</text:p>
            <text:p text:style-name="Table_20_Contents">Technikräume: hohe Kosten / Gesundheit und Leben (Brandgefahr)</text:p>
          </table:table-cell>
          <table:table-cell table:style-name="Tabelle1.E2" office:value-type="string">
            <text:p text:style-name="Table_20_Contents">Plausibilitätsüber-prüfung von Sensorwerten (Anforderung 1.2)</text:p>
            <text:p text:style-name="Table_20_Contents">Redundante Sensoren</text:p>
          </table:table-cell>
        </table:table-row>
        <table:table-row>
          <table:table-cell table:style-name="Tabelle1.A2" office:value-type="string">
            <text:p text:style-name="Table_20_Contents"/>
          </table:table-cell>
          <table:table-cell table:style-name="Tabelle1.A2" office:value-type="string">
            <text:p text:style-name="Table_20_Contents">Raum wird gar nicht mehr beheizt</text:p>
          </table:table-cell>
          <table:table-cell table:style-name="Tabelle1.A2" office:value-type="string">
            <text:p text:style-name="Table_20_Contents">Hoch</text:p>
          </table:table-cell>
          <table:table-cell table:style-name="Tabelle1.A2" office:value-type="string">
            <text:p text:style-name="Table_20_Contents">Büroräume: Komfort / geringe Kosten</text:p>
            <text:p text:style-name="Table_20_Contents">Technikräume: mittlere Kosten/Schäden durch Frost</text:p>
          </table:table-cell>
          <table:table-cell table:style-name="Tabelle1.E2" office:value-type="string">
            <text:p text:style-name="Table_20_Contents">Plausibilitätsüber-prüfung von Sensorwerten (Anforderung 1.2)</text:p>
            <text:p text:style-name="Table_20_Contents">Redundante Sensoren</text:p>
          </table:table-cell>
        </table:table-row>
        <table:table-row>
          <table:table-cell table:style-name="Tabelle1.A2" office:value-type="string">
            <text:p text:style-name="Table_20_Contents">Tür steht offen</text:p>
          </table:table-cell>
          <table:table-cell table:style-name="Tabelle1.A2" office:value-type="string">
            <text:p text:style-name="Table_20_Contents">Zugangskontrolle nicht mehr möglich</text:p>
          </table:table-cell>
          <table:table-cell table:style-name="Tabelle1.A2" office:value-type="string">
            <text:p text:style-name="Table_20_Contents">Sehr hoch</text:p>
          </table:table-cell>
          <table:table-cell table:style-name="Tabelle1.A2" office:value-type="string">
            <text:p text:style-name="Table_20_Contents">Hohe Kosten durch mögl. Diebstahl</text:p>
          </table:table-cell>
          <table:table-cell table:style-name="Tabelle1.E2" office:value-type="string">
            <text:p text:style-name="Table_20_Contents">Reduntante/failsafe Sensoren für Zustand (Tür offen, nicht nur Riegel)</text:p>
            <text:p text:style-name="Table_20_Contents">Benachrichtigung bei Schließen einer offenen Tür</text:p>
          </table:table-cell>
        </table:table-row>
        <table:table-row>
          <table:table-cell table:style-name="Tabelle1.A2" office:value-type="string">
            <text:p text:style-name="Table_20_Contents">Fenster kann nicht geschlossen werden</text:p>
          </table:table-cell>
          <table:table-cell table:style-name="Tabelle1.A2" office:value-type="string">
            <text:p text:style-name="Table_20_Contents">Zugangskontrolle sowie Temperaturregelung eingeschränkt</text:p>
          </table:table-cell>
          <table:table-cell table:style-name="Tabelle1.A2" office:value-type="string">
            <text:p text:style-name="Table_20_Contents">Hoch</text:p>
          </table:table-cell>
          <table:table-cell table:style-name="Tabelle1.A2" office:value-type="string">
            <text:p text:style-name="Table_20_Contents">Hohe Kosten durch mögl. Diebstahl</text:p>
            <text:p text:style-name="Table_20_Contents">+ Kosten durch mangelnde Heizung</text:p>
          </table:table-cell>
          <table:table-cell table:style-name="Tabelle1.E2" office:value-type="string">
            <text:p text:style-name="Table_20_Contents">Reduntante/failsafe Sensoren für Zustand (Tür offen, nicht nur Riegel)</text:p>
            <text:p text:style-name="Table_20_Contents">Benachrichtigung bei Schließen einer offenen Tür</text:p>
          </table:table-cell>
        </table:table-row>
        <table:table-row>
          <table:table-cell table:style-name="Tabelle1.A2" office:value-type="string">
            <text:p text:style-name="Table_20_Contents">Nicht konfigurierter Nutzer sendet Befehle</text:p>
          </table:table-cell>
          <table:table-cell table:style-name="Tabelle1.A2" office:value-type="string">
            <text:p text:style-name="Table_20_Contents">System kann von unautorisierten Personen gesteuert werden</text:p>
          </table:table-cell>
          <table:table-cell table:style-name="Tabelle1.A2" office:value-type="string">
            <text:p text:style-name="Table_20_Contents">Mittel</text:p>
          </table:table-cell>
          <table:table-cell table:style-name="Tabelle1.A2" office:value-type="string">
            <text:p text:style-name="Table_20_Contents">Hohe Kosten durch mögl. Diebstahl</text:p>
            <text:p text:style-name="Table_20_Contents">+ Kosten durch mangelnde Heizung</text:p>
          </table:table-cell>
          <table:table-cell table:style-name="Tabelle1.E2" office:value-type="string">
            <text:p text:style-name="Table_20_Contents">Nutzer müssen eingetragen sein und bei jedem Vorgang authentifiziert werden</text:p>
          </table:table-cell>
        </table:table-row>
        <table:table-row>
          <table:table-cell table:style-name="Tabelle1.A2" office:value-type="string">
            <text:p text:style-name="Table_20_Contents"/>
          </table:table-cell>
          <table:table-cell table:style-name="Tabelle1.A2" office:value-type="string">
            <text:p text:style-name="Table_20_Contents">Systemdaten werden <text:s/>von unautorisierten Personen gelesen</text:p>
          </table:table-cell>
          <table:table-cell table:style-name="Tabelle1.A2" office:value-type="string">
            <text:p text:style-name="Table_20_Contents">Mittel</text:p>
          </table:table-cell>
          <table:table-cell table:style-name="Tabelle1.A2" office:value-type="string">
            <text:p text:style-name="Table_20_Contents">Daten gelangen in fremde Hände</text:p>
            <text:p text:style-name="Table_20_Contents">(DSGVO!!!)</text:p>
          </table:table-cell>
          <table:table-cell table:style-name="Tabelle1.E2" office:value-type="string">
            <text:p text:style-name="Table_20_Contents">Nutzer müssen eingetragen sein und bei jedem Vorgang authentifiziert werden</text:p>
          </table:table-cell>
        </table:table-row>
      </table:table>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02T09:48:51.535000000</meta:creation-date>
    <dc:date>2021-04-26T17:25:38.19</dc:date>
    <meta:editing-duration>PT57M18S</meta:editing-duration>
    <meta:editing-cycles>17</meta:editing-cycles>
    <meta:generator>OpenOffice/4.1.7$Win32 OpenOffice.org_project/417m1$Build-9800</meta:generator>
    <dc:creator>H J</dc:creator>
    <meta:document-statistic meta:table-count="1" meta:image-count="0" meta:object-count="0" meta:page-count="2" meta:paragraph-count="62" meta:word-count="363" meta:character-count="2842"/>
  </office:meta>
</office:document-meta>
</file>